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Nagłówek1" style:family="paragraph">
      <style:paragraph-properties fo:text-align="center"/>
    </style:style>
    <style:style style:name="P3" style:parent-style-name="Normalny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4" style:parent-style-name="Normalny" style:family="paragraph">
      <style:paragraph-properties fo:margin-bottom="0in" fo:line-height="100%"/>
    </style:style>
    <style:style style:name="T5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7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8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9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0" style:parent-style-name="Normalny" style:family="paragraph">
      <style:paragraph-properties fo:margin-bottom="0in" fo:line-height="100%"/>
    </style:style>
    <style:style style:name="T11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2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3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4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5" style:parent-style-name="Normalny" style:family="paragraph">
      <style:paragraph-properties fo:margin-bottom="0in" fo:line-height="100%" fo:margin-left="1.475in" fo:text-indent="0.4916in">
        <style:tab-stops/>
      </style:paragraph-properties>
    </style:style>
    <style:style style:name="T1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7" style:parent-style-name="Normalny" style:family="paragraph">
      <style:paragraph-properties fo:margin-left="1.475in" fo:text-indent="0.4916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8" style:parent-style-name="Normalny" style:family="paragraph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9" style:parent-style-name="Normalny" style:family="paragraph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0" style:parent-style-name="Nagłówek2" style:family="paragraph">
      <style:text-properties style:font-name-asian="Times New Roman" style:language-asian="pl" style:country-asian="PL"/>
    </style:style>
    <style:style style:name="P21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2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3" style:parent-style-name="Normalny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4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5" style:parent-style-name="Akapitzlistą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6" style:parent-style-name="Akapitzlistą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7" style:parent-style-name="Akapitzlistą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8" style:parent-style-name="Akapitzlistą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9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30" style:parent-style-name="Normalny" style:family="paragraph">
      <style:paragraph-properties fo:margin-bottom="0in" fo:line-height="100%"/>
    </style:style>
    <style:style style:name="T31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2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3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4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5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6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7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8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9" style:parent-style-name="Normalny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40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41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42" style:parent-style-name="Normalny" style:family="paragraph">
      <style:paragraph-properties fo:margin-bottom="0in" fo:line-height="100%"/>
    </style:style>
    <style:style style:name="T43" style:parent-style-name="Nagłówek2Znak" style:family="text">
      <style:text-properties style:language-asian="pl" style:country-asian="PL"/>
    </style:style>
    <style:style style:name="T44" style:parent-style-name="Nagłówek2Znak" style:family="text">
      <style:text-properties style:language-asian="pl" style:country-asian="PL"/>
    </style:style>
    <style:style style:name="T45" style:parent-style-name="Domyślnaczcionkaakapitu" style:family="text">
      <style:text-properties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pl" style:country-asian="PL"/>
    </style:style>
    <style:style style:name="T4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47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48" style:parent-style-name="Normalny" style:family="paragraph">
      <style:paragraph-properties fo:margin-bottom="0in" fo:line-height="100%"/>
    </style:style>
    <style:style style:name="T49" style:parent-style-name="Nagłówek2Znak" style:family="text">
      <style:text-properties style:language-asian="pl" style:country-asian="PL"/>
    </style:style>
    <style:style style:name="T50" style:parent-style-name="Domyślnaczcionkaakapitu" style:family="text">
      <style:text-properties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pl" style:country-asian="PL"/>
    </style:style>
    <style:style style:name="T51" style:parent-style-name="Domyślnaczcionkaakapitu" style:family="text">
      <style:text-properties style:font-name-asian="Times New Roman" style:font-name-complex="Arial" style:font-weight-complex="bold" fo:color="#000000" fo:font-size="11.5pt" style:font-size-asian="11.5pt" style:font-size-complex="11.5pt" style:language-asian="pl" style:country-asian="PL"/>
    </style:style>
    <style:style style:name="T52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53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54" style:parent-style-name="Normalny" style:family="paragraph">
      <style:paragraph-properties fo:margin-bottom="0in" fo:line-height="100%"/>
    </style:style>
    <style:style style:name="T55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56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57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58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59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60" style:parent-style-name="Nagłówek2" style:family="paragraph">
      <style:paragraph-properties fo:line-height="100%"/>
      <style:text-properties style:font-name-asian="Times New Roman" style:language-asian="pl" style:country-asian="PL"/>
    </style:style>
    <style:style style:name="P61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62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63" style:parent-style-name="Normalny" style:family="paragraph">
      <style:paragraph-properties style:vertical-align="baseline" fo:margin-bottom="0in" fo:line-height="100%"/>
    </style:style>
    <style:style style:name="T64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5" style:parent-style-name="Domyślnaczcionkaakapitu" style:family="text">
      <style:text-properties style:font-name-asian="Times New Roman" style:font-name-complex="Arial" fo:color="#1155CC" fo:font-size="11.5pt" style:font-size-asian="11.5pt" style:font-size-complex="11.5pt" style:text-underline-type="single" style:text-underline-style="solid" style:text-underline-width="auto" style:text-underline-mode="continuous" style:language-asian="pl" style:country-asian="PL"/>
    </style:style>
    <style:style style:name="T6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7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8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9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0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1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2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3" style:parent-style-name="Normalny" style:family="paragraph">
      <style:paragraph-properties style:vertical-align="baseline" fo:margin-bottom="0in" fo:line-height="100%" fo:margin-left="0.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4" style:parent-style-name="Nagłówek2" style:family="paragraph">
      <style:paragraph-properties fo:line-height="100%"/>
      <style:text-properties style:font-name-asian="Times New Roman" style:language-asian="pl" style:country-asian="PL"/>
    </style:style>
    <style:style style:name="P75" style:parent-style-name="Normalny" style:family="paragraph">
      <style:paragraph-properties fo:line-height="100%"/>
      <style:text-properties style:language-asian="pl" style:country-asian="PL"/>
    </style:style>
    <style:style style:name="P76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7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8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9" style:parent-style-name="Normalny" style:family="paragraph">
      <style:paragraph-properties style:vertical-align="baseline" fo:margin-bottom="0in" fo:line-height="100%" fo:margin-left="0.2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80" style:parent-style-name="Normalny" style:family="paragraph">
      <style:paragraph-properties style:vertical-align="baseline" fo:margin-bottom="0in" fo:line-height="100%" fo:margin-left="0.2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81" style:parent-style-name="Normalny" style:family="paragraph">
      <style:paragraph-properties fo:margin-bottom="0in" fo:line-height="100%"/>
    </style:style>
    <style:style style:name="T82" style:parent-style-name="Nagłówek2Znak" style:family="text">
      <style:text-properties style:language-asian="pl" style:country-asian="PL"/>
    </style:style>
    <style:style style:name="T83" style:parent-style-name="Domyślnaczcionkaakapitu" style:family="text">
      <style:text-properties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pl" style:country-asian="PL"/>
    </style:style>
    <style:style style:name="T84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85" style:parent-style-name="Normalny" style:family="paragraph">
      <style:paragraph-properties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</office:automatic-styles>
  <office:body>
    <office:text text:use-soft-page-breaks="true">
      <text:h text:style-name="P1" text:outline-level="1">ISI Hakaton – Wyszukiwarka kodów źródłowych</text:h>
      <text:h text:style-name="P2" text:outline-level="1">Raport nr 1</text:h>
      <text:p text:style-name="Normalny"/>
      <text:p text:style-name="P3"/>
      <text:p text:style-name="P4"><text:span text:style-name="T5">Lider:</text:span><text:span text:style-name="T6"><text:tab/></text:span><text:span text:style-name="T7"><text:tab/></text:span><text:span text:style-name="T8"><text:tab/></text:span><text:span text:style-name="T9"><text:tab/>Anna Hojan</text:span></text:p>
      <text:p text:style-name="P10"><text:span text:style-name="T11">Pozostali członkowie:</text:span><text:span text:style-name="T12"><text:tab/></text:span><text:span text:style-name="T13"><text:tab/></text:span><text:span text:style-name="T14">Emilia Cieszewska</text:span></text:p>
      <text:p text:style-name="P15"><text:span text:style-name="T16">Magdalena Karyś</text:span></text:p>
      <text:p text:style-name="P17">Maciej Brusiło</text:p>
      <text:p text:style-name="P18"/>
      <text:p text:style-name="P19"/>
      <text:h text:style-name="P20" text:outline-level="2">Ogólne założenia projektu:</text:h>
      <text:p text:style-name="P21"/>
      <text:p text:style-name="P22"/>
      <text:p text:style-name="P23">Planujemy:</text:p>
      <text:p text:style-name="P24"/>
      <text:list text:style-name="LFO4" text:continue-numbering="true">
        <text:list-item>
          <text:p text:style-name="P25">Napisać crawlera oceniającego wartość repozytoriów (na podstawie liczby watchersów, followersów i gwiazdek) i clonującego te wysoko rankowane.</text:p>
        </text:list-item>
        <text:list-item>
          <text:p text:style-name="P26">Użyć programu Pygments do rozpoznania języka, jeżeli ta informacja nie będzie zawarta w metadanych projektu.</text:p>
        </text:list-item>
        <text:list-item>
          <text:p text:style-name="P27">Stworzyć wyszukiwarkę przy użyciu silnika Solr.</text:p>
        </text:list-item>
        <text:list-item>
          <text:p text:style-name="P28">Stworzyć interfejs użytkownika umożlwiający przeszukiwanie repozytoriów.</text:p>
        </text:list-item>
      </text:list>
      <text:p text:style-name="P29"/>
      <text:p text:style-name="P30"><text:span text:style-name="T31">Udostępnimy następujące opcje przeszukiwania repozytoriów, po:</text:span></text:p>
      <text:list text:style-name="LFO1" text:continue-numbering="true">
        <text:list-item>
          <text:p text:style-name="P32">nazwie projektu</text:p>
        </text:list-item>
        <text:list-item>
          <text:p text:style-name="P33">treści commitów</text:p>
        </text:list-item>
        <text:list-item>
          <text:p text:style-name="P34">treści komentarzy</text:p>
        </text:list-item>
        <text:list-item>
          <text:p text:style-name="P35">języku programowania</text:p>
        </text:list-item>
        <text:list-item>
          <text:p text:style-name="P36">loginie autora</text:p>
        </text:list-item>
        <text:list-item>
          <text:p text:style-name="P37">fragmencie kodu.</text:p>
        </text:list-item>
      </text:list>
      <text:p text:style-name="P38"/>
      <text:p text:style-name="P39">Umożliwimy przeszukiwanie kilkunastu lub kilkudziesięciu tysięcy repozytoriów (nie wiemy jeszcze jak rozwiązać kwestię zapotrzebowania na dużą przestrzeć dyskową).</text:p>
      <text:p text:style-name="P40"/>
      <text:p text:style-name="P41"/>
      <text:p text:style-name="P42"><text:span text:style-name="Nagłówek2Znak">Wykorzystywane ję</text:span><text:span text:style-name="T43">zyk</text:span><text:span text:style-name="Nagłówek2Znak">i programowania</text:span><text:span text:style-name="T44">:</text:span><text:span text:style-name="T45"><text:s/></text:span><text:span text:style-name="T46">Python,<text:s/></text:span><text:span text:style-name="T47">Perl</text:span></text:p>
      <text:p text:style-name="P48"><text:span text:style-name="Nagłówek2Znak">Źródła repozytoriów</text:span><text:span text:style-name="T49">:</text:span><text:span text:style-name="T50"><text:s/></text:span><text:span text:style-name="T51">publiczne repozytoria na<text:s/></text:span><text:span text:style-name="T52">Github</text:span><text:span text:style-name="T53">ie</text:span></text:p>
      <text:p text:style-name="P54"><text:span text:style-name="Nagłówek2Znak">Wykorzystywane narzędzia:</text:span><text:span text:style-name="T55"><text:s/>Solr</text:span></text:p>
      <text:p text:style-name="P56"/>
      <text:p text:style-name="P57"/>
      <text:p text:style-name="P58"/>
      <text:p text:style-name="P59"/>
      <text:soft-page-break/>
      <text:h text:style-name="P60" text:outline-level="2">Co zrobiliśmy w tym tygodniu:</text:h>
      <text:p text:style-name="P61"/>
      <text:list text:style-name="LFO2" text:continue-numbering="true">
        <text:list-item>
          <text:p text:style-name="P62">utworzyliśmy repozytorium</text:p>
        </text:list-item>
        <text:list-item>
          <text:p text:style-name="P63"><text:span text:style-name="T64">zapoznaliśmy się z api githuba (</text:span><text:a xlink:href="https://api.github.com" office:target-frame-name="_top" xlink:show="replace"><text:span text:style-name="T65">https://api.github.com</text:span></text:a><text:span text:style-name="T66">), któr</text:span><text:span text:style-name="T67">e</text:span><text:span text:style-name="T68"><text:s/>będzie naszym punktem wyjścia przy crawlowa</text:span><text:span text:style-name="T69">niu w poszukiwaniu repozytoriów, poznaliśmy jego ograniczenia (maksymalnie 5000 requestów na godzinę dla zalogowanego użytkownika, 60 dla niezalogowanego)</text:span></text:p>
        </text:list-item>
        <text:list-item>
          <text:p text:style-name="P70">poprosiliśmy administratora o udostępnienie dużej przestrzeni dyskowej (niestety bez pozytywnego rezultatu)</text:p>
        </text:list-item>
        <text:list-item>
          <text:p text:style-name="P71">wstępnie przydzieliliśmy sobie zadania</text:p>
        </text:list-item>
        <text:list-item>
          <text:p text:style-name="P72">stworzyliśmy skrypt pobierający metadane repozytoriów i uruchomiliśmy go na pierwszych 10 000 repozytoriów</text:p>
        </text:list-item>
      </text:list>
      <text:p text:style-name="P73"/>
      <text:h text:style-name="P74" text:outline-level="2">Co planujemy zrobić w następnym:</text:h>
      <text:p text:style-name="P75"/>
      <text:list text:style-name="LFO3" text:continue-numbering="true">
        <text:list-item>
          <text:p text:style-name="P76">stworzyć<text:s/>crawlera (obmyślić logikę crawlowania, ustalić dokładne<text:s/>zasady<text:s/>na podstawie których repozytoria będą klasyfikowane jako takie,<text:s/>które warto ściągnąć)</text:p>
        </text:list-item>
        <text:list-item>
          <text:p text:style-name="P77">sklonować dużą porcji repozytoriów</text:p>
        </text:list-item>
        <text:list-item>
          <text:p text:style-name="P78">postawić Solra</text:p>
        </text:list-item>
      </text:list>
      <text:p text:style-name="P79"/>
      <text:p text:style-name="P80"/>
      <text:p text:style-name="P81"><text:span text:style-name="T82">Repozytorium:</text:span><text:span text:style-name="T83"><text:s/></text:span><text:span text:style-name="T84">https://github.com/AnnaHojan/Wyszukiwarka-kodow</text:span></text:p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3Znak" style:display-name="Nagłówek 3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rzejzi</meta:initial-creator>
    <dc:creator>Drzejzi</dc:creator>
    <meta:creation-date>2014-04-03T13:08:00Z</meta:creation-date>
    <dc:date>2014-04-03T13:08:00Z</dc:date>
    <meta:template xlink:href="Normal.dotm" xlink:type="simple"/>
    <meta:editing-cycles>2</meta:editing-cycles>
    <meta:editing-duration>PT60S</meta:editing-duration>
    <meta:document-statistic meta:page-count="2" meta:paragraph-count="3" meta:word-count="280" meta:character-count="1957" meta:row-count="14" meta:non-whitespace-character-count="1680"/>
  </office:meta>
</office:document-meta>
</file>